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18.5cm"/>
    </style:style>
    <style:style style:name="gr2" style:family="graphic" style:parent-style-name="standard">
      <style:graphic-properties svg:stroke-color="#999999" draw:textarea-horizontal-align="justify" draw:textarea-vertical-align="middle" draw:auto-grow-height="false" fo:min-height="12.15cm" fo:min-width="18.5cm"/>
    </style:style>
    <style:style style:name="gr3" style:family="graphic" style:parent-style-name="standard">
      <style:graphic-properties svg:stroke-color="#999999" draw:fill="solid" draw:fill-color="#808080" draw:textarea-horizontal-align="justify" draw:textarea-vertical-align="middle" draw:auto-grow-height="false" fo:min-height="10.8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6.05cm" fo:min-width="18.5cm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 fo:min-height="4.15cm" fo:min-width="2.6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8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1.9cm" svg:x="1cm" svg:y="1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2.4cm" svg:x="1cm" svg:y="3.5cm">
          <text:p text:style-name="P1">Film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11.1cm" svg:x="1.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11.1cm" svg:x="11.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6.3cm" svg:x="1cm" svg:y="18cm">
          <text:p text:style-name="P1">Watch Nex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1.7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5.1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12.4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16.1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1.8cm" svg:x="1cm" svg:y="26.9cm">
          <text:p text:style-name="P1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8:01:13.727162393</meta:creation-date>
    <dc:date>2020-07-09T22:05:13.433623736</dc:date>
    <meta:editing-duration>PT1H33M31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